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C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Header" style:family="paragraph">
      <style:paragraph-properties fo:background-color="#e6e6e6">
        <style:tab-stops>
          <style:tab-stop style:position="16.999cm" style:type="right"/>
        </style:tab-stops>
        <style:background-image/>
      </style:paragraph-properties>
    </style:style>
    <style:style style:name="P2" style:parent-style-name="Table_20_Heading" style:family="paragraph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protected="false" table:style-name="Tableau1.A1">
              <text:p text:style-name="P2">A</text:p>
            </table:table-cell>
            <table:table-cell office:value-type="string" table:protected="false" table:style-name="Tableau1.A1">
              <text:p text:style-name="P2">B</text:p>
            </table:table-cell>
            <table:table-cell office:value-type="string" table:protected="false" table:style-name="Tableau1.C1">
              <text:p text:style-name="P2">C</text:p>
            </table:table-cell>
          </table:table-row>
        </table:table-header-rows>
        <table:table-row>
          <table:table-cell office:value-type="string" table:protected="false" table:style-name="Tableau1.A2">
            <text:p text:style-name="Table_20_Contents">a</text:p>
          </table:table-cell>
          <table:table-cell office:value-type="string" table:protected="false" table:style-name="Tableau1.A2">
            <text:p text:style-name="Table_20_Contents">P1</text:p>
          </table:table-cell>
          <table:table-cell office:value-type="string" table:protected="false" table:style-name="Tableau1.A2">
            <text:p text:style-name="Table_20_Contents">P2</text:p>
          </table:table-cell>
        </table:table-row>
        <table:table-row>
          <table:table-cell office:value-type="string" table:protected="false" table:style-name="Tableau1.A2">
            <text:p text:style-name="Table_20_Contents">P3</text:p>
          </table:table-cell>
          <table:table-cell office:value-type="string" table:protected="false" table:style-name="Tableau1.A2">
            <text:p text:style-name="Table_20_Contents">P4</text:p>
          </table:table-cell>
          <table:table-cell office:value-type="string" table:protected="false" table:style-name="Tableau1.A2">
            <text:p text:style-name="Table_20_Contents">P5</text:p>
          </table:table-cell>
        </table:table-row>
        <table:table-row>
          <table:table-cell office:value-type="string" table:protected="false" table:style-name="Tableau1.A2">
            <text:p text:style-name="Table_20_Contents">P6</text:p>
          </table:table-cell>
          <table:table-cell office:value-type="string" table:protected="false" table:style-name="Tableau1.A2">
            <text:p text:style-name="Table_20_Contents">P7</text:p>
          </table:table-cell>
          <table:table-cell office:value-type="string" table:protected="false" table:style-name="Tableau1.A2">
            <text:p text:style-name="Table_20_Contents">P8</text:p>
          </table:table-cell>
        </table:table-row>
        <table:table-row>
          <table:table-cell office:value-type="string" table:style-name="Tableau1.A2"/>
          <table:table-cell office:value-type="string" table:style-name="Tableau1.A2"/>
          <table:table-cell office:value-type="string" table:protected="false" table:style-name="Tableau1.C2">
            <text:p text:style-name="Table_20_Contents">c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  <style:text-properties style:font-name="PodStarSymbol"/>
      </text:list-level-style-bullet>
      <text:list-level-style-bullet text:level="2" text:style-name="podBulletStyle" text:bullet-char="◦">
        <style:list-level-properties text:space-before="0.64in" text:min-label-width="0.32in"/>
        <style:text-properties style:font-name="PodStarSymbol"/>
      </text:list-level-style-bullet>
      <text:list-level-style-bullet text:level="3" text:style-name="podBulletStyle" text:bullet-char="▪">
        <style:list-level-properties text:space-before="0.96in" text:min-label-width="0.32in"/>
        <style:text-properties style:font-name="PodStarSymbol"/>
      </text:list-level-style-bullet>
      <text:list-level-style-bullet text:level="4" text:style-name="podBulletStyle" text:bullet-char="•">
        <style:list-level-properties text:space-before="1.28in" text:min-label-width="0.32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zxx" style:language-complex="zxx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P1" style:parent-style-name="Header" style:family="paragraph">
      <style:paragraph-properties fo:background-color="#e6e6e6">
        <style:tab-stops>
          <style:tab-stop style:position="16.999cm" style:type="right"/>
        </style:tab-stops>
        <style:background-image/>
      </style:paragraph-properties>
    </style:style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We are in header<text:tab/>Hi, person:P3, P3 first name</text:p>
      </style:header>
      <style:footer>
        <text:p text:style-name="Footer">We are in footer. Number of persons is <office:annotation><dc:creator>POD</dc:creator><dc:date>2018-10-25T16:50:32</dc:date><text:p>Error while evaluating expression "leni(persons)". name 'leni' is not defined</text:p><text:p>   File "/opt/Plone-2.5.5/Python-2.4.4/lib/python2.4/site-packages/appy/pod/elements.py", line 160, in evaluate</text:p><text:p>    res = self._eval(context)</text:p><text:p>   File "/opt/Plone-2.5.5/Python-2.4.4/lib/python2.4/site-packages/appy/pod/elements.py", line 129, in _eval</text:p><text:p>    res = eval(self.expr, context)</text:p><text:p>   File "&lt;string&gt;", line 0, in ?</text:p><text:p> exceptions.NameError: name 'leni' is not defined</text:p></office:annotation>.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6-10-26T09:05:06</meta:creation-date>
    <dc:creator>Gaetan Delannay</dc:creator>
    <dc:date>2008-01-18T11:01:00</dc:date>
    <dc:language>fr-BE</dc:language>
    <meta:editing-cycles>4</meta:editing-cycles>
    <meta:editing-duration>PT9M4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" meta:word-count="28" meta:character-count="134"/>
    <dc:title>errorFooter</dc:title>
  </office:meta>
</office:document-meta>
</file>